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00100000500000002B8E5C86C21C79F74C2.png" manifest:media-type="image/png"/>
  <manifest:file-entry manifest:full-path="Pictures/TablePreview2.svm" manifest:media-type=""/>
  <manifest:file-entry manifest:full-path="Pictures/10000001000007670000037A57D4369FC81958D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pitch="fixed"/>
    <style:font-face style:name="Calibri3" svg:font-family="Calibri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Consolas2" svg:font-family="Consolas" style:font-pitch="fixed"/>
    <style:font-face style:name="Consolas3" svg:font-family="Consolas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ítulo_20_y_20_objetos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ítulo_20_y_20_objeto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ítulo_20_y_20_objetos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ítulo_20_y_20_objetos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os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os_20_objetos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os_20_objeto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ítulo_20_y_20_objetos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ítulo_20_y_20_objetos-notes" style:list-style-name="L1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2.061cm" style:use-optimal-column-width="false"/>
    </style:style>
    <style:style style:name="co2" style:family="table-column">
      <style:table-column-properties style:column-width="2.151cm" style:use-optimal-column-width="false"/>
    </style:style>
    <style:style style:name="co3" style:family="table-column">
      <style:table-column-properties style:column-width="2.122cm" style:use-optimal-column-width="false"/>
    </style:style>
    <style:style style:name="co4" style:family="table-column">
      <style:table-column-properties style:column-width="2.293cm" style:use-optimal-column-width="false"/>
    </style:style>
    <style:style style:name="co5" style:family="table-column">
      <style:table-column-properties style:column-width="1.951cm" style:use-optimal-column-width="false"/>
    </style:style>
    <style:style style:name="co6" style:family="table-column">
      <style:table-column-properties style:column-width="2.243cm" style:use-optimal-column-width="false"/>
    </style:style>
    <style:style style:name="ro1" style:family="table-row">
      <style:table-row-properties style:row-height="1.156cm" style:use-optimal-row-height="false"/>
    </style:style>
    <style:style style:name="ro2" style:family="table-row">
      <style:table-row-properties style:row-height="1.03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548235" loext:opacity="10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ce2" style:family="table-cell">
      <loext:graphic-properties draw:fill="none" loext:fill-use-slide-background="false" draw:textarea-vertical-align="top" fo:padding-top="0.127cm" fo:padding-bottom="0.127cm" fo:padding-left="0.254cm" fo:padding-right="0.254cm"/>
      <style:paragraph-properties fo:border="0.48pt solid #000000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C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P19" style:family="paragraph">
      <style:paragraph-properties fo:margin-left="0.6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60pt" fo:letter-spacing="normal" fo:language="es" fo:country="C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60pt" fo:letter-spacing="normal" fo:language="es" fo:country="C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nsolas1" fo:font-size="54pt" fo:letter-spacing="normal" fo:language="es" fo:country="CL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4pt" fo:letter-spacing="normal" fo:language="es" fo:country="C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0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language="es" fo:country="C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14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s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nsolas1" fo:font-size="24pt" fo:letter-spacing="normal" fo:language="es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18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T22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c55a11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s" fo:country="C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19pt" fo:letter-spacing="normal" fo:language="es" fo:country="C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9pt" fo:letter-spacing="normal" fo:language="es" fo:country="C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c55a11" loext:opacity="100%" style:text-outline="false" style:text-line-through-style="none" style:text-line-through-type="none" style:text-position="0% 100%" style:font-name="Consolas1" fo:font-size="19pt" fo:letter-spacing="normal" fo:language="es" fo:country="CL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T31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0pt" fo:letter-spacing="normal" fo:language="es" fo:country="C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s" fo:country="C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c55a11" loext:opacity="100%" style:text-outline="false" style:text-line-through-style="none" style:text-line-through-type="none" style:text-position="0% 100%" style:font-name="Consolas1" fo:font-size="20pt" fo:letter-spacing="normal" fo:language="es" fo:country="C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482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54823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gramación de software de sistemas&#10;" draw:style-name="dp1" draw:master-page-name="Diapositiva_20_de_20_título" presentation:presentation-page-layout-name="AL1T0">
        <draw:frame draw:name="Título 1" presentation:style-name="pr1" draw:text-style-name="P2" draw:layer="layout" svg:width="25.399cm" svg:height="6.631cm" svg:x="4.233cm" svg:y="3.09cm" presentation:class="title" presentation:user-transformed="true">
          <draw:text-box>
            <text:p text:style-name="P1"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a</text:span><text:span text:style-name="T1">c</text:span><text:span text:style-name="T1">i</text:span><text:span text:style-name="T1">ó</text:span><text:span text:style-name="T1">n </text:span><text:span text:style-name="T1">d</text:span><text:span text:style-name="T1">e </text:span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 </text:span><text:span text:style-name="T1">d</text:span><text:span text:style-name="T1">e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a</text:span><text:span text:style-name="T1">s</text:span><text:span text:style-name="T2"><text:line-break/></text:span><text:span text:style-name="T2"/></text:p>
          </draw:text-box>
        </draw:frame>
        <draw:frame draw:name="Subtítulo 2" presentation:style-name="pr2" draw:text-style-name="P4" draw:layer="layout" svg:width="25.399cm" svg:height="4.598cm" svg:x="4.233cm" svg:y="11.644cm" presentation:class="subtitle" presentation:user-transformed="true">
          <draw:text-box>
            <text:p text:style-name="P3"><text:span text:style-name="T3">Pro</text:span><text:span text:style-name="T3">fes</text:span><text:span text:style-name="T3">or: </text:span><text:span text:style-name="T3">Rod</text:span><text:span text:style-name="T3">rig</text:span><text:span text:style-name="T3">o </text:span><text:span text:style-name="T3">Ver</text:span><text:span text:style-name="T3">sch</text:span><text:span text:style-name="T3">ae</text:span></text:p>
            <text:p text:style-name="P3"><text:span text:style-name="T3">Ayu</text:span><text:span text:style-name="T3">dan</text:span><text:span text:style-name="T3">te: </text:span><text:span text:style-name="T3">Nic</text:span><text:span text:style-name="T3">olá</text:span><text:span text:style-name="T3">s </text:span><text:span text:style-name="T3">Ara</text:span><text:span text:style-name="T3">ya</text:span></text:p>
          </draw:text-box>
        </draw:frame>
        <draw:custom-shape draw:name="CuadroTexto 4" draw:style-name="gr1" draw:text-style-name="P6" draw:layer="layout" svg:width="13.163cm" svg:height="2.535cm" svg:x="10.734cm" svg:y="8.243cm">
          <text:p text:style-name="P5"><text:span text:style-name="T4">Ayudantí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1 string_len" draw:style-name="dp1" draw:master-page-name="Título_20_y_20_objetos" presentation:presentation-page-layout-name="AL2T11">
        <draw:frame draw:name="Títu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</text:span><text:span text:style-name="T5">1 </text:span><text:span text:style-name="T5">s</text:span><text:span text:style-name="T5">t</text:span><text:span text:style-name="T5">r</text:span><text:span text:style-name="T5">i</text:span><text:span text:style-name="T5">n</text:span><text:span text:style-name="T5">g</text:span><text:span text:style-name="T5">_</text:span><text:span text:style-name="T5">l</text:span><text:span text:style-name="T5">e</text:span><text:span text:style-name="T5">n</text:span></text:p>
          </draw:text-box>
        </draw:frame>
        <draw:frame draw:name="Marcador de contenido 2" presentation:style-name="pr5" draw:text-style-name="P11" draw:layer="layout" svg:width="29.209cm" svg:height="2.608cm" svg:x="2.328cm" svg:y="5.071cm" presentation:class="outline" presentation:user-transformed="true">
          <draw:text-box>
            <text:p text:style-name="P10"><text:span text:style-name="T6">Crear una función “</text:span><text:span text:style-name="T7">int</text:span><text:span text:style-name="T6"> string_len(</text:span><text:span text:style-name="T7">char</text:span><text:span text:style-name="T6"> *str)” que </text:span><text:span text:style-name="T6">retorne la cantidad de char legibles en un </text:span><text:span text:style-name="T6">string.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</draw:text-box>
        </draw:frame>
        <draw:custom-shape draw:name="Marcador de contenido 2" draw:style-name="gr3" draw:text-style-name="P13" draw:layer="layout" svg:width="29.209cm" svg:height="6.308cm" svg:x="2.328cm" svg:y="7.736cm">
          <text:p text:style-name="P12"><text:span text:style-name="T6"/></text:p>
          <text:p xml:id="id1" text:id="id1" text:style-name="P12"><text:span text:style-name="T8">char</text:span><text:span text:style-name="T6"> *str = </text:span><text:span text:style-name="T9">“Hello, world!”</text:span><text:span text:style-name="T6">;</text:span></text:p>
          <text:p xml:id="id2" text:id="id2" text:style-name="P12"><text:span text:style-name="T8">int</text:span><text:span text:style-name="T6"> len = 0;</text:span></text:p>
          <text:p text:style-name="P12"><text:span text:style-name="T6"/></text:p>
          <text:p xml:id="id3" text:id="id3" text:style-name="P12"><text:span text:style-name="T10">‘</text:span><text:span text:style-name="T10">H’ ‘e’ ‘l’ ‘l’ ‘o’ ‘,’ ‘ ‘ ‘w’ ‘o’ ‘r’ ‘l’ ‘d’ ‘!’ ‘\0’</text:span></text:p>
          <text:p text:style-name="P12"><text:span text:style-name="T11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5" draw:style-name="gr4" draw:text-style-name="P14" xml:id="id4" draw:id="id4" draw:layer="layout" draw:type="line" svg:x1="3.329cm" svg:y1="15.452cm" svg:x2="3.329cm" svg:y2="14.044cm" svg:d="M3329 15452v-1408" svg:viewBox="0 0 1 1409">
          <text:p/>
        </draw:connector>
        <draw:connector draw:name="Conector recto de flecha 9" draw:style-name="gr4" draw:text-style-name="P14" xml:id="id5" draw:id="id5" draw:layer="layout" draw:type="line" svg:x1="5.149cm" svg:y1="15.452cm" svg:x2="5.149cm" svg:y2="14.044cm" svg:d="M5149 15452v-1408" svg:viewBox="0 0 1 1409">
          <text:p/>
        </draw:connector>
        <draw:connector draw:name="Conector recto de flecha 10" draw:style-name="gr4" draw:text-style-name="P14" xml:id="id6" draw:id="id6" draw:layer="layout" draw:type="line" svg:x1="7.012cm" svg:y1="15.452cm" svg:x2="7.012cm" svg:y2="14.044cm" svg:d="M7012 15452v-1408" svg:viewBox="0 0 1 1409">
          <text:p/>
        </draw:connector>
        <draw:connector draw:name="Conector recto de flecha 11" draw:style-name="gr4" draw:text-style-name="P14" xml:id="id7" draw:id="id7" draw:layer="layout" draw:type="line" svg:x1="8.653cm" svg:y1="15.452cm" svg:x2="8.653cm" svg:y2="14.044cm" svg:d="M8653 15452v-1408" svg:viewBox="0 0 1 1409">
          <text:p/>
        </draw:connector>
        <draw:connector draw:name="Conector recto de flecha 12" draw:style-name="gr4" draw:text-style-name="P14" xml:id="id8" draw:id="id8" draw:layer="layout" draw:type="line" svg:x1="10.36cm" svg:y1="15.452cm" svg:x2="10.36cm" svg:y2="14.044cm" svg:d="M10360 15452v-1408" svg:viewBox="0 0 1 1409">
          <text:p/>
        </draw:connector>
        <draw:connector draw:name="Conector recto de flecha 13" draw:style-name="gr4" draw:text-style-name="P14" xml:id="id9" draw:id="id9" draw:layer="layout" draw:type="line" svg:x1="12.065cm" svg:y1="15.452cm" svg:x2="12.065cm" svg:y2="14.044cm" svg:d="M12065 15452v-1408" svg:viewBox="0 0 1 1409">
          <text:p/>
        </draw:connector>
        <draw:connector draw:name="Conector recto de flecha 14" draw:style-name="gr4" draw:text-style-name="P14" xml:id="id10" draw:id="id10" draw:layer="layout" draw:type="line" svg:x1="13.97cm" svg:y1="15.452cm" svg:x2="13.97cm" svg:y2="14.044cm" svg:d="M13970 15452v-1408" svg:viewBox="0 0 1 1409">
          <text:p/>
        </draw:connector>
        <draw:connector draw:name="Conector recto de flecha 15" draw:style-name="gr4" draw:text-style-name="P14" xml:id="id11" draw:id="id11" draw:layer="layout" draw:type="line" svg:x1="15.775cm" svg:y1="15.452cm" svg:x2="15.775cm" svg:y2="14.044cm" svg:d="M15775 15452v-1408" svg:viewBox="0 0 1 1409">
          <text:p/>
        </draw:connector>
        <draw:connector draw:name="Conector recto de flecha 16" draw:style-name="gr4" draw:text-style-name="P14" xml:id="id12" draw:id="id12" draw:layer="layout" draw:type="line" svg:x1="17.545cm" svg:y1="15.452cm" svg:x2="17.545cm" svg:y2="14.044cm" svg:d="M17545 15452v-1408" svg:viewBox="0 0 1 1409">
          <text:p/>
        </draw:connector>
        <draw:connector draw:name="Conector recto de flecha 17" draw:style-name="gr4" draw:text-style-name="P14" xml:id="id13" draw:id="id13" draw:layer="layout" draw:type="line" svg:x1="19.25cm" svg:y1="15.452cm" svg:x2="19.25cm" svg:y2="14.044cm" svg:d="M19250 15452v-1408" svg:viewBox="0 0 1 1409">
          <text:p/>
        </draw:connector>
        <draw:connector draw:name="Conector recto de flecha 18" draw:style-name="gr4" draw:text-style-name="P14" xml:id="id14" draw:id="id14" draw:layer="layout" draw:type="line" svg:x1="20.955cm" svg:y1="15.452cm" svg:x2="20.955cm" svg:y2="14.044cm" svg:d="M20955 15452v-1408" svg:viewBox="0 0 1 1409">
          <text:p/>
        </draw:connector>
        <draw:connector draw:name="Conector recto de flecha 19" draw:style-name="gr4" draw:text-style-name="P14" xml:id="id15" draw:id="id15" draw:layer="layout" draw:type="line" svg:x1="22.86cm" svg:y1="15.452cm" svg:x2="22.86cm" svg:y2="14.044cm" svg:d="M22860 15452v-1408" svg:viewBox="0 0 1 1409">
          <text:p/>
        </draw:connector>
        <draw:connector draw:name="Conector recto de flecha 20" draw:style-name="gr4" draw:text-style-name="P14" xml:id="id16" draw:id="id16" draw:layer="layout" draw:type="line" svg:x1="24.565cm" svg:y1="15.452cm" svg:x2="24.565cm" svg:y2="14.044cm" svg:d="M24565 15452v-1408" svg:viewBox="0 0 1 1409">
          <text:p/>
        </draw:connector>
        <draw:connector draw:name="Conector recto de flecha 21" draw:style-name="gr4" draw:text-style-name="P14" xml:id="id17" draw:id="id17" draw:layer="layout" draw:type="line" svg:x1="26.67cm" svg:y1="15.452cm" svg:x2="26.67cm" svg:y2="14.044cm" svg:d="M26670 15452v-1408" svg:viewBox="0 0 1 1409">
          <text:p/>
        </draw:connector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3">
          <draw:page-thumbnail draw:name="Marcador de imagen de diapositiva 1" draw:style-name="gr2" draw:layer="layout" svg:width="15.239cm" svg:height="8.572cm" svg:x="1.905cm" svg:y="3.175cm" draw:page-number="2" presentation:class="page"/>
          <draw:frame draw:name="Marcador de notas 2" presentation:style-name="pr6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Solución" draw:style-name="dp1" draw:master-page-name="Título_20_y_20_objetos" presentation:presentation-page-layout-name="AL2T11">
        <draw:frame draw:name="Títu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S</text:span><text:span text:style-name="T5">o</text:span><text:span text:style-name="T5">l</text:span><text:span text:style-name="T5">u</text:span><text:span text:style-name="T5">c</text:span><text:span text:style-name="T5">i</text:span><text:span text:style-name="T5">ó</text:span><text:span text:style-name="T5">n</text:span></text:p>
          </draw:text-box>
        </draw:frame>
        <draw:custom-shape draw:name="Marcador de contenido 2" draw:style-name="gr5" draw:text-style-name="P13" draw:layer="layout" svg:width="29.209cm" svg:height="12.312cm" svg:x="2.328cm" svg:y="4.294cm">
          <text:p text:style-name="P12"><text:span text:style-name="T8">int</text:span><text:span text:style-name="T6"> string_len(</text:span><text:span text:style-name="T8">char </text:span><text:span text:style-name="T6">*str)</text:span></text:p>
          <text:p text:style-name="P12"><text:span text:style-name="T6">{</text:span></text:p>
          <text:p text:style-name="P12"><text:span text:style-name="T6"><text:tab/></text:span><text:span text:style-name="T8">int </text:span><text:span text:style-name="T6">len = 0;</text:span></text:p>
          <text:p text:style-name="P12"><text:span text:style-name="T6"><text:tab/></text:span><text:span text:style-name="T13">while</text:span><text:span text:style-name="T6">( *str != </text:span><text:span text:style-name="T9">‘\0’ </text:span><text:span text:style-name="T6">) </text:span></text:p>
          <text:p text:style-name="P12"><text:span text:style-name="T6"><text:tab/></text:span><text:span text:style-name="T6">{</text:span></text:p>
          <text:p text:style-name="P12"><text:span text:style-name="T6"><text:tab/></text:span><text:span text:style-name="T6"><text:tab/></text:span><text:span text:style-name="T6">len++;</text:span></text:p>
          <text:p text:style-name="P12"><text:span text:style-name="T6"><text:tab/></text:span><text:span text:style-name="T6"><text:tab/></text:span><text:span text:style-name="T6">str++;</text:span></text:p>
          <text:p text:style-name="P12"><text:span text:style-name="T6"><text:tab/></text:span><text:span text:style-name="T6">}</text:span></text:p>
          <text:p text:style-name="P12"><text:span text:style-name="T6"><text:tab/></text:span><text:span text:style-name="T13">return</text:span><text:span text:style-name="T6"> len;</text:span></text:p>
          <text:p text:style-name="P12"><text:span text:style-name="T6">}</text:span></text:p>
          <text:p text:style-name="P12"><text:span text:style-name="T6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2 copy_string" draw:style-name="dp1" draw:master-page-name="Título_20_y_20_objetos" presentation:presentation-page-layout-name="AL2T11">
        <draw:frame draw:name="Títu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</text:span><text:span text:style-name="T5">2 </text:span><text:span text:style-name="T5">c</text:span><text:span text:style-name="T5">o</text:span><text:span text:style-name="T5">p</text:span><text:span text:style-name="T5">y</text:span><text:span text:style-name="T5">_</text:span><text:span text:style-name="T5">s</text:span><text:span text:style-name="T5">t</text:span><text:span text:style-name="T5">r</text:span><text:span text:style-name="T5">i</text:span><text:span text:style-name="T5">n</text:span><text:span text:style-name="T5">g</text:span></text:p>
          </draw:text-box>
        </draw:frame>
        <draw:frame draw:name="Marcador de contenido 2" presentation:style-name="pr5" draw:text-style-name="P11" draw:layer="layout" svg:width="29.209cm" svg:height="3.952cm" svg:x="2.328cm" svg:y="5.071cm" presentation:class="outline" presentation:user-transformed="true">
          <draw:text-box>
            <text:p text:style-name="P10"><text:span text:style-name="T6">Crear función “</text:span><text:span text:style-name="T7">void</text:span><text:span text:style-name="T6"> copy_string(</text:span><text:span text:style-name="T7">char</text:span><text:span text:style-name="T6"> *str, </text:span><text:span text:style-name="T7">char</text:span><text:span text:style-name="T6"> </text:span><text:span text:style-name="T6">*dest)” que copie los char de un string a otro </text:span><text:span text:style-name="T6">char inicializado en main.</text:span></text:p>
          </draw:text-box>
        </draw:frame>
        <draw:custom-shape draw:name="Marcador de contenido 2" draw:style-name="gr6" draw:text-style-name="P18" draw:layer="layout" svg:width="29.209cm" svg:height="3.952cm" svg:x="2.328cm" svg:y="9.024cm"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contenido 2" draw:style-name="gr6" draw:text-style-name="P18" draw:layer="layout" svg:width="29.209cm" svg:height="3.952cm" svg:x="2.328cm" svg:y="9.518cm"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contenido 2" draw:style-name="gr7" draw:text-style-name="P13" draw:layer="layout" svg:width="12.791cm" svg:height="6.965cm" svg:x="2.328cm" svg:y="8.752cm">
          <text:p xml:id="id18" text:id="id18" text:style-name="P12"><text:span text:style-name="T14">char</text:span><text:span text:style-name="T11"> </text:span><text:span text:style-name="T15">*str = “Hello”;</text:span></text:p>
          <text:p xml:id="id19" text:id="id19" text:style-name="P12"><text:span text:style-name="T16">char</text:span><text:span text:style-name="T15"> *dest[</text:span><text:span text:style-name="T17">str_len</text:span><text:span text:style-name="T11">(str)</text:span><text:span text:style-name="T15">];</text:span></text:p>
          <text:p xml:id="id20" text:id="id20" text:style-name="P12"><text:span text:style-name="T18">‘</text:span><text:span text:style-name="T18">H’ ‘e’ ‘l’ ‘l’ ‘o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6" draw:style-name="gr4" draw:text-style-name="P14" xml:id="id24" draw:id="id24" draw:layer="layout" draw:type="line" svg:x1="3.518cm" svg:y1="15.122cm" svg:x2="3.518cm" svg:y2="13.714cm" svg:d="M3518 15122v-1408" svg:viewBox="0 0 1 1409">
          <text:p/>
        </draw:connector>
        <draw:connector draw:name="Conector recto de flecha 7" draw:style-name="gr4" draw:text-style-name="P14" xml:id="id27" draw:id="id27" draw:layer="layout" draw:type="line" svg:x1="5.858cm" svg:y1="15.122cm" svg:x2="5.858cm" svg:y2="13.714cm" svg:d="M5858 15122v-1408" svg:viewBox="0 0 1 1409">
          <text:p/>
        </draw:connector>
        <draw:connector draw:name="Conector recto de flecha 8" draw:style-name="gr4" draw:text-style-name="P14" xml:id="id30" draw:id="id30" draw:layer="layout" draw:type="line" svg:x1="8.289cm" svg:y1="15.122cm" svg:x2="8.289cm" svg:y2="13.714cm" svg:d="M8289 15122v-1408" svg:viewBox="0 0 1 1409">
          <text:p/>
        </draw:connector>
        <draw:connector draw:name="Conector recto de flecha 9" draw:style-name="gr4" draw:text-style-name="P14" xml:id="id33" draw:id="id33" draw:layer="layout" draw:type="line" svg:x1="10.66cm" svg:y1="15.022cm" svg:x2="10.66cm" svg:y2="13.614cm" svg:d="M10660 15022v-1408" svg:viewBox="0 0 1 1409">
          <text:p/>
        </draw:connector>
        <draw:connector draw:name="Conector recto de flecha 10" draw:style-name="gr4" draw:text-style-name="P14" xml:id="id36" draw:id="id36" draw:layer="layout" draw:type="line" svg:x1="12.935cm" svg:y1="15.178cm" svg:x2="12.935cm" svg:y2="13.77cm" svg:d="M12935 15178v-1408" svg:viewBox="0 0 1 1409">
          <text:p/>
        </draw:connector>
        <draw:frame draw:name="Tabla 12" draw:style-name="gr8" xml:id="id21" draw:id="id21" draw:layer="layout" svg:width="10.577cm" svg:height="1.24cm" svg:x="16.943cm" svg:y="12.74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CuadroTexto 13" draw:style-name="gr9" draw:text-style-name="P6" xml:id="id23" draw:id="id23" draw:layer="layout" svg:width="2.728cm" svg:height="1.435cm" svg:x="21.224cm" svg:y="15.711cm">
          <text:p text:style-name="P5"><text:span text:style-name="T19">d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4" draw:style-name="gr10" draw:text-style-name="P6" xml:id="id22" draw:id="id22" draw:layer="layout" svg:width="2.728cm" svg:height="1.435cm" svg:x="6.275cm" svg:y="15.718cm">
          <text:p text:style-name="P5"><text:span text:style-name="T19">s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6" draw:style-name="gr11" draw:text-style-name="P6" xml:id="id26" draw:id="id26" draw:layer="layout" svg:width="2.762cm" svg:height="1.437cm" svg:x="16.923cm" svg:y="12.744cm">
          <text:p text:style-name="P5"><text:span text:style-name="T18">‘</text:span><text:span text:style-name="T18">H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7" draw:style-name="gr12" draw:text-style-name="P6" draw:layer="layout" svg:width="2.3cm" svg:height="1.437cm" svg:x="21.195cm" svg:y="12.692cm">
          <text:p xml:id="id32" text:id="id32" text:style-name="P5"><text:span text:style-name="T18">‘</text:span><text:span text:style-name="T18">l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8" draw:style-name="gr13" draw:text-style-name="P6" draw:layer="layout" svg:width="2.593cm" svg:height="1.437cm" svg:x="18.997cm" svg:y="12.717cm">
          <text:p xml:id="id29" text:id="id29" text:style-name="P5"><text:span text:style-name="T18">‘</text:span><text:span text:style-name="T18">e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9" draw:style-name="gr14" draw:text-style-name="P6" draw:layer="layout" svg:width="2.636cm" svg:height="1.437cm" svg:x="23.399cm" svg:y="12.614cm">
          <text:p xml:id="id35" text:id="id35" text:style-name="P5"><text:span text:style-name="T18">‘</text:span><text:span text:style-name="T18">l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0" draw:style-name="gr15" draw:text-style-name="P6" draw:layer="layout" svg:width="2.529cm" svg:height="1.437cm" svg:x="25.411cm" svg:y="12.676cm">
          <text:p xml:id="id38" text:id="id38" text:style-name="P5"><text:span text:style-name="T18">‘</text:span><text:span text:style-name="T18">o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23" draw:style-name="gr4" draw:text-style-name="P14" xml:id="id25" draw:id="id25" draw:layer="layout" draw:type="line" svg:x1="17.946cm" svg:y1="15.605cm" svg:x2="17.946cm" svg:y2="14.197cm" svg:d="M17946 15605v-1408" svg:viewBox="0 0 1 1409">
          <text:p/>
        </draw:connector>
        <draw:connector draw:name="Conector recto de flecha 24" draw:style-name="gr4" draw:text-style-name="P14" xml:id="id28" draw:id="id28" draw:layer="layout" draw:type="line" svg:x1="20.132cm" svg:y1="15.633cm" svg:x2="20.132cm" svg:y2="14.225cm" svg:d="M20132 15633v-1408" svg:viewBox="0 0 1 1409">
          <text:p/>
        </draw:connector>
        <draw:connector draw:name="Conector recto de flecha 25" draw:style-name="gr4" draw:text-style-name="P14" xml:id="id31" draw:id="id31" draw:layer="layout" draw:type="line" svg:x1="22.319cm" svg:y1="15.633cm" svg:x2="22.319cm" svg:y2="14.225cm" svg:d="M22319 15633v-1408" svg:viewBox="0 0 1 1409">
          <text:p/>
        </draw:connector>
        <draw:connector draw:name="Conector recto de flecha 26" draw:style-name="gr4" draw:text-style-name="P14" xml:id="id34" draw:id="id34" draw:layer="layout" draw:type="line" svg:x1="24.535cm" svg:y1="15.718cm" svg:x2="24.535cm" svg:y2="14.31cm" svg:d="M24535 15718v-1408" svg:viewBox="0 0 1 1409">
          <text:p/>
        </draw:connector>
        <draw:connector draw:name="Conector recto de flecha 27" draw:style-name="gr4" draw:text-style-name="P14" xml:id="id37" draw:id="id37" draw:layer="layout" draw:type="line" svg:x1="26.542cm" svg:y1="15.718cm" svg:x2="26.542cm" svg:y2="14.31cm" svg:d="M26542 15718v-1408" svg:viewBox="0 0 1 1409">
          <text:p/>
        </draw:connector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</anim:seq>
        </anim:par>
        <presentation:notes draw:style-name="dp3">
          <draw:page-thumbnail draw:name="Marcador de imagen de diapositiva 1" draw:style-name="gr2" draw:layer="layout" svg:width="15.239cm" svg:height="8.572cm" svg:x="1.905cm" svg:y="3.175cm" draw:page-number="4" presentation:class="page"/>
          <draw:frame draw:name="Marcador de notas 2" presentation:style-name="pr9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Solución (2)" draw:style-name="dp1" draw:master-page-name="Título_20_y_20_objetos" presentation:presentation-page-layout-name="AL2T11">
        <draw:frame draw:name="Títu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S</text:span><text:span text:style-name="T5">o</text:span><text:span text:style-name="T5">l</text:span><text:span text:style-name="T5">u</text:span><text:span text:style-name="T5">c</text:span><text:span text:style-name="T5">i</text:span><text:span text:style-name="T5">ó</text:span><text:span text:style-name="T5">n</text:span></text:p>
          </draw:text-box>
        </draw:frame>
        <draw:custom-shape draw:name="Marcador de contenido 2" draw:style-name="gr16" draw:text-style-name="P13" draw:layer="layout" svg:width="29.209cm" svg:height="12.312cm" svg:x="2.328cm" svg:y="4.294cm">
          <text:p text:style-name="P12"><text:span text:style-name="T8">void</text:span><text:span text:style-name="T6"> copy_string(</text:span><text:span text:style-name="T8">char </text:span><text:span text:style-name="T6">*str, </text:span><text:span text:style-name="T8">char</text:span><text:span text:style-name="T6"> *dest)</text:span></text:p>
          <text:p text:style-name="P12"><text:span text:style-name="T6">{</text:span></text:p>
          <text:p text:style-name="P12"><text:span text:style-name="T6"><text:tab/></text:span><text:span text:style-name="T13">while</text:span><text:span text:style-name="T6">( *str != </text:span><text:span text:style-name="T9">‘\0’ </text:span><text:span text:style-name="T6">) </text:span></text:p>
          <text:p text:style-name="P12"><text:span text:style-name="T6"><text:tab/></text:span><text:span text:style-name="T6">{</text:span></text:p>
          <text:p text:style-name="P12"><text:span text:style-name="T6"><text:tab/></text:span><text:span text:style-name="T6"><text:tab/></text:span><text:span text:style-name="T6">*dest++ = *str++;</text:span></text:p>
          <text:p text:style-name="P12"><text:span text:style-name="T6"><text:tab/></text:span><text:span text:style-name="T6">}</text:span></text:p>
          <text:p text:style-name="P12"><text:span text:style-name="T6"><text:tab/></text:span><text:span text:style-name="T6">*dest = </text:span><text:span text:style-name="T9">‘\0’</text:span><text:span text:style-name="T6">;</text:span></text:p>
          <text:p text:style-name="P12"><text:span text:style-name="T6">}</text:span></text:p>
          <text:p text:style-name="P12"><text:span text:style-name="T6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3 reverse_string" draw:style-name="dp1" draw:master-page-name="Título_20_y_20_objetos" presentation:presentation-page-layout-name="AL2T11">
        <draw:frame draw:name="Tabla 12" draw:style-name="gr8" draw:layer="layout" svg:width="10.577cm" svg:height="1.24cm" svg:x="2.328cm" svg:y="10.3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Títu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</text:span><text:span text:style-name="T5">3 </text:span><text:span text:style-name="T5">r</text:span><text:span text:style-name="T5">e</text:span><text:span text:style-name="T5">v</text:span><text:span text:style-name="T5">e</text:span><text:span text:style-name="T5">r</text:span><text:span text:style-name="T5">s</text:span><text:span text:style-name="T5">e</text:span><text:span text:style-name="T5">_</text:span><text:span text:style-name="T5">s</text:span><text:span text:style-name="T5">t</text:span><text:span text:style-name="T5">r</text:span><text:span text:style-name="T5">i</text:span><text:span text:style-name="T5">n</text:span><text:span text:style-name="T5">g</text:span></text:p>
          </draw:text-box>
        </draw:frame>
        <draw:frame draw:name="Marcador de contenido 2" presentation:style-name="pr5" draw:text-style-name="P11" draw:layer="layout" svg:width="29.209cm" svg:height="3.026cm" svg:x="2.328cm" svg:y="5.071cm" presentation:class="outline" presentation:user-transformed="true">
          <draw:text-box>
            <text:p text:style-name="P10"><text:span text:style-name="T6">Crear función “</text:span><text:span text:style-name="T7">void</text:span><text:span text:style-name="T6"> reverse_string(</text:span><text:span text:style-name="T7">char</text:span><text:span text:style-name="T6"> *str)” </text:span><text:span text:style-name="T6">que reordene en reversa los char del string str.</text:span></text:p>
          </draw:text-box>
        </draw:frame>
        <draw:custom-shape draw:name="Marcador de contenido 2" draw:style-name="gr17" draw:text-style-name="P13" draw:layer="layout" svg:width="15.182cm" svg:height="1.672cm" svg:x="2.328cm" svg:y="8.098cm">
          <text:p text:style-name="P12"><text:span text:style-name="T8">char</text:span><text:span text:style-name="T6"> </text:span><text:span text:style-name="T20">*str = </text:span><text:span text:style-name="T21">“Hello”</text:span><text:span text:style-name="T20">;</text:span></text:p>
          <text:p text:style-name="P12"><text:span text:style-name="T20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8" draw:style-name="gr4" draw:text-style-name="P14" xml:id="id39" draw:id="id39" draw:layer="layout" draw:type="line" svg:x1="3.418cm" svg:y1="13.509cm" svg:x2="3.418cm" svg:y2="12.102cm" svg:d="M3418 13509v-1407" svg:viewBox="0 0 1 1408">
          <text:p/>
        </draw:connector>
        <draw:connector draw:name="Conector recto de flecha 9" draw:style-name="gr4" draw:text-style-name="P14" xml:id="id41" draw:id="id41" draw:layer="layout" draw:type="line" svg:x1="9.818cm" svg:y1="17.429cm" svg:x2="9.818cm" svg:y2="16.021cm" svg:d="M9818 17429v-1408" svg:viewBox="0 0 1 1409">
          <text:p/>
        </draw:connector>
        <draw:frame draw:name="Tabla 11" draw:style-name="gr8" draw:layer="layout" svg:width="2.242cm" svg:height="1.029cm" svg:x="8.664cm" svg:y="14.615cm">
          <table:table>
            <table:table-column table:style-name="co6"/>
            <table:table-row table:style-name="ro2">
              <table:table-cell table:style-name="ce2"/>
            </table:table-row>
          </table:table>
          <draw:image xlink:href="Pictures/TablePreview3.svm" xlink:type="simple" xlink:show="embed" xlink:actuate="onLoad"/>
        </draw:frame>
        <draw:custom-shape draw:name="Marcador de contenido 2" draw:style-name="gr18" draw:text-style-name="P13" draw:layer="layout" svg:width="6.335cm" svg:height="1.672cm" svg:x="2.328cm" svg:y="14.438cm">
          <text:p text:style-name="P12"><text:span text:style-name="T22">char</text:span><text:span text:style-name="T20"> temp;</text:span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9" draw:text-style-name="P6" xml:id="id42" draw:id="id42" draw:layer="layout" svg:width="2.102cm" svg:height="1.267cm" svg:x="8.804cm" svg:y="14.489cm">
          <text:p text:style-name="P5"><text:span text:style-name="T10">‘</text:span><text:span text:style-name="T10">H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4" draw:style-name="gr20" draw:text-style-name="P6" xml:id="id40" draw:id="id40" draw:layer="layout" svg:width="2.752cm" svg:height="1.437cm" svg:x="2.328cm" svg:y="10.437cm">
          <text:p text:style-name="P5"><text:span text:style-name="T18">‘</text:span><text:span text:style-name="T18">H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5" draw:style-name="gr21" draw:text-style-name="P6" draw:layer="layout" svg:width="2.925cm" svg:height="1.437cm" svg:x="6.6cm" svg:y="10.385cm">
          <text:p text:style-name="P5"><text:span text:style-name="T18">‘</text:span><text:span text:style-name="T18">l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6" draw:style-name="gr22" draw:text-style-name="P6" xml:id="id51" draw:id="id51" draw:layer="layout" svg:width="2.629cm" svg:height="1.437cm" svg:x="4.356cm" svg:y="10.397cm">
          <text:p text:style-name="P5"><text:span text:style-name="T18">‘</text:span><text:span text:style-name="T18">e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7" draw:style-name="gr23" draw:text-style-name="P6" xml:id="id55" draw:id="id55" draw:layer="layout" svg:width="2.626cm" svg:height="1.437cm" svg:x="8.804cm" svg:y="10.308cm">
          <text:p text:style-name="P5"><text:span text:style-name="T18">‘</text:span><text:span text:style-name="T18">l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8" draw:style-name="gr24" draw:text-style-name="P6" xml:id="id44" draw:id="id44" draw:layer="layout" svg:width="2.519cm" svg:height="1.437cm" svg:x="10.816cm" svg:y="10.369cm">
          <text:p text:style-name="P5"><text:span text:style-name="T18">‘</text:span><text:span text:style-name="T18">o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20" draw:style-name="gr4" draw:text-style-name="P14" xml:id="id43" draw:id="id43" draw:layer="layout" draw:type="line" svg:x1="11.952cm" svg:y1="13.352cm" svg:x2="11.952cm" svg:y2="11.944cm" svg:d="M11952 13352v-1408" svg:viewBox="0 0 1 1409">
          <text:p/>
        </draw:connector>
        <draw:connector draw:name="Conector recto de flecha 21" draw:style-name="gr4" draw:text-style-name="P14" xml:id="id45" draw:id="id45" draw:layer="layout" draw:type="line" svg:x1="3.376cm" svg:y1="13.509cm" svg:x2="3.376cm" svg:y2="12.102cm" svg:d="M3376 13509v-1407" svg:viewBox="0 0 1 1408">
          <text:p/>
        </draw:connector>
        <draw:custom-shape draw:name="CuadroTexto 22" draw:style-name="gr25" draw:text-style-name="P6" xml:id="id46" draw:id="id46" draw:layer="layout" svg:width="2.766cm" svg:height="1.437cm" svg:x="2.314cm" svg:y="10.339cm">
          <text:p text:style-name="P5"><text:span text:style-name="T18">‘</text:span><text:span text:style-name="T18">o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23" draw:style-name="gr4" draw:text-style-name="P14" xml:id="id47" draw:id="id47" draw:layer="layout" draw:type="line" svg:x1="9.818cm" svg:y1="17.429cm" svg:x2="9.818cm" svg:y2="16.021cm" svg:d="M9818 17429v-1408" svg:viewBox="0 0 1 1409">
          <text:p/>
        </draw:connector>
        <draw:custom-shape draw:name="CuadroTexto 24" draw:style-name="gr26" draw:text-style-name="P6" xml:id="id49" draw:id="id49" draw:layer="layout" svg:width="2.407cm" svg:height="1.267cm" svg:x="10.928cm" svg:y="10.4cm">
          <text:p text:style-name="P5"><text:span text:style-name="T10">‘</text:span><text:span text:style-name="T10">H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25" draw:style-name="gr4" draw:text-style-name="P14" xml:id="id48" draw:id="id48" draw:layer="layout" draw:type="line" svg:x1="11.952cm" svg:y1="13.352cm" svg:x2="11.952cm" svg:y2="11.944cm" svg:d="M11952 13352v-1408" svg:viewBox="0 0 1 1409">
          <text:p/>
        </draw:connector>
        <draw:connector draw:name="Conector recto de flecha 26" draw:style-name="gr4" draw:text-style-name="P14" xml:id="id50" draw:id="id50" draw:layer="layout" draw:type="line" svg:x1="5.492cm" svg:y1="13.352cm" svg:x2="5.492cm" svg:y2="11.944cm" svg:d="M5492 13352v-1408" svg:viewBox="0 0 1 1409">
          <text:p/>
        </draw:connector>
        <draw:custom-shape draw:name="CuadroTexto 27" draw:style-name="gr27" draw:text-style-name="P6" xml:id="id53" draw:id="id53" draw:layer="layout" svg:width="2.748cm" svg:height="1.437cm" svg:x="8.682cm" svg:y="14.438cm">
          <text:p text:style-name="P5"><text:span text:style-name="T18">‘</text:span><text:span text:style-name="T18">e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28" draw:style-name="gr4" draw:text-style-name="P14" xml:id="id52" draw:id="id52" draw:layer="layout" draw:type="line" svg:x1="9.818cm" svg:y1="17.429cm" svg:x2="9.818cm" svg:y2="16.021cm" svg:d="M9818 17429v-1408" svg:viewBox="0 0 1 1409">
          <text:p/>
        </draw:connector>
        <draw:connector draw:name="Conector recto de flecha 29" draw:style-name="gr4" draw:text-style-name="P14" xml:id="id54" draw:id="id54" draw:layer="layout" draw:type="line" svg:x1="9.852cm" svg:y1="13.352cm" svg:x2="9.852cm" svg:y2="11.944cm" svg:d="M9852 13352v-1408" svg:viewBox="0 0 1 1409">
          <text:p/>
        </draw:connector>
        <draw:connector draw:name="Conector recto de flecha 30" draw:style-name="gr4" draw:text-style-name="P14" xml:id="id56" draw:id="id56" draw:layer="layout" draw:type="line" svg:x1="5.492cm" svg:y1="13.352cm" svg:x2="5.492cm" svg:y2="11.944cm" svg:d="M5492 13352v-1408" svg:viewBox="0 0 1 1409">
          <text:p/>
        </draw:connector>
        <draw:custom-shape draw:name="CuadroTexto 31" draw:style-name="gr28" draw:text-style-name="P6" xml:id="id57" draw:id="id57" draw:layer="layout" svg:width="2.629cm" svg:height="1.437cm" svg:x="4.356cm" svg:y="10.339cm">
          <text:p text:style-name="P5"><text:span text:style-name="T18">‘</text:span><text:span text:style-name="T18">l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32" draw:style-name="gr4" draw:text-style-name="P14" xml:id="id58" draw:id="id58" draw:layer="layout" draw:type="line" svg:x1="9.821cm" svg:y1="17.382cm" svg:x2="9.821cm" svg:y2="15.975cm" svg:d="M9821 17382v-1407" svg:viewBox="0 0 1 1408">
          <text:p/>
        </draw:connector>
        <draw:connector draw:name="Conector recto de flecha 33" draw:style-name="gr4" draw:text-style-name="P14" xml:id="id59" draw:id="id59" draw:layer="layout" draw:type="line" svg:x1="9.818cm" svg:y1="13.352cm" svg:x2="9.818cm" svg:y2="11.944cm" svg:d="M9818 13352v-1408" svg:viewBox="0 0 1 1409">
          <text:p/>
        </draw:connector>
        <draw:custom-shape draw:name="CuadroTexto 34" draw:style-name="gr29" draw:text-style-name="P6" xml:id="id60" draw:id="id60" draw:layer="layout" svg:width="2.654cm" svg:height="1.437cm" svg:x="8.776cm" svg:y="10.286cm">
          <text:p text:style-name="P5"><text:span text:style-name="T18">‘</text:span><text:span text:style-name="T18">e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(3)" draw:style-name="dp1" draw:master-page-name="Dos_20_objetos" presentation:presentation-page-layout-name="AL3T3">
        <draw:frame draw:name="Título 1" presentation:style-name="pr10" draw:text-style-name="P9" draw:layer="layout" svg:width="14.604cm" svg:height="2.299cm" svg:x="2.328cm" svg:y="1.014cm" presentation:class="title" presentation:user-transformed="true">
          <draw:text-box>
            <text:p text:style-name="P8"><text:span text:style-name="T5">S</text:span><text:span text:style-name="T5">o</text:span><text:span text:style-name="T5">l</text:span><text:span text:style-name="T5">u</text:span><text:span text:style-name="T5">c</text:span><text:span text:style-name="T5">i</text:span><text:span text:style-name="T5">ó</text:span><text:span text:style-name="T5">n</text:span></text:p>
          </draw:text-box>
        </draw:frame>
        <draw:custom-shape draw:name="Marcador de contenido 2" draw:style-name="gr30" draw:text-style-name="P13" draw:layer="layout" svg:width="18.916cm" svg:height="13.702cm" svg:x="3.323cm" svg:y="3.768cm">
          <text:p text:style-name="P12"><text:span text:style-name="T8">Void </text:span><text:span text:style-name="T6">reverse_string(</text:span><text:span text:style-name="T8">char </text:span><text:span text:style-name="T6">*str)</text:span></text:p>
          <text:p text:style-name="P12"><text:span text:style-name="T6">{</text:span></text:p>
          <text:p text:style-name="P12"><text:span text:style-name="T6"><text:tab/></text:span><text:span text:style-name="T8">char</text:span><text:span text:style-name="T6"> aux;</text:span></text:p>
          <text:p text:style-name="P12"><text:span text:style-name="T6"><text:tab/></text:span><text:span text:style-name="T8">int</text:span><text:span text:style-name="T6"> len = string_len(str);</text:span></text:p>
          <text:p text:style-name="P12"><text:span text:style-name="T6"><text:tab/></text:span><text:span text:style-name="T8">int</text:span><text:span text:style-name="T6"> j = len – 1;</text:span></text:p>
          <text:p text:style-name="P12"><text:span text:style-name="T6"/></text:p>
          <text:p text:style-name="P12"><text:span text:style-name="T6"><text:tab/></text:span><text:span text:style-name="T23">for </text:span><text:span text:style-name="T6">(int i = 0; i &lt; len / 2 ; i++) </text:span></text:p>
          <text:p text:style-name="P12"><text:span text:style-name="T6"><text:tab/></text:span><text:span text:style-name="T6">{</text:span></text:p>
          <text:p text:style-name="P12"><text:span text:style-name="T6"><text:tab/></text:span><text:span text:style-name="T6"><text:tab/></text:span><text:span text:style-name="T6">aux = str[i];</text:span></text:p>
          <text:p text:style-name="P12"><text:span text:style-name="T6"><text:tab/></text:span><text:span text:style-name="T6"><text:tab/></text:span><text:span text:style-name="T6">str[i] = str[j];</text:span></text:p>
          <text:p text:style-name="P12"><text:span text:style-name="T6"><text:tab/></text:span><text:span text:style-name="T6"><text:tab/></text:span><text:span text:style-name="T6">str[j] = aux;</text:span></text:p>
          <text:p text:style-name="P12"><text:span text:style-name="T6"><text:tab/></text:span><text:span text:style-name="T6"><text:tab/></text:span><text:span text:style-name="T6">j--;</text:span></text:p>
          <text:p text:style-name="P12"><text:span text:style-name="T6"><text:tab/></text:span><text:span text:style-name="T6">}</text:span></text:p>
          <text:p text:style-name="P12"><text:span text:style-name="T6">}</text:span></text:p>
          <text:p text:style-name="P12"><text:span text:style-name="T6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Marcador de imagen de diapositiva 1" draw:style-name="gr2" draw:layer="layout" svg:width="15.239cm" svg:height="8.572cm" svg:x="1.905cm" svg:y="3.175cm" draw:page-number="7" presentation:class="page"/>
          <draw:frame draw:name="Marcador de notas 2" presentation:style-name="pr11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12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P4 reverse_string" draw:style-name="dp1" draw:master-page-name="Título_20_y_20_objetos" presentation:presentation-page-layout-name="AL2T11">
        <draw:frame draw:name="Título 1" presentation:style-name="pr4" draw:text-style-name="P9" draw:layer="layout" svg:width="26.597cm" svg:height="3.681cm" svg:x="2.328cm" svg:y="1.014cm" presentation:class="title" presentation:user-transformed="true">
          <draw:text-box>
            <text:p text:style-name="P8"><text:span text:style-name="T5">P</text:span><text:span text:style-name="T5">4 </text:span><text:span text:style-name="T5">r</text:span><text:span text:style-name="T5">e</text:span><text:span text:style-name="T5">v</text:span><text:span text:style-name="T5">e</text:span><text:span text:style-name="T5">r</text:span><text:span text:style-name="T5">s</text:span><text:span text:style-name="T5">e</text:span><text:span text:style-name="T5">_</text:span><text:span text:style-name="T5">s</text:span><text:span text:style-name="T5">t</text:span><text:span text:style-name="T5">r</text:span><text:span text:style-name="T5">i</text:span><text:span text:style-name="T5">n</text:span><text:span text:style-name="T5">g</text:span></text:p>
          </draw:text-box>
        </draw:frame>
        <draw:frame draw:name="Marcador de contenido 2" presentation:style-name="pr5" draw:text-style-name="P11" draw:layer="layout" svg:width="29.209cm" svg:height="12.086cm" svg:x="2.328cm" svg:y="5.071cm" presentation:class="outline" presentation:user-transformed="true">
          <draw:text-box>
            <text:p text:style-name="P10"><text:span text:style-name="T6">Cree la función “</text:span><text:span text:style-name="T7">char</text:span><text:span text:style-name="T6"> *reverse_string(</text:span><text:span text:style-name="T7">char</text:span><text:span text:style-name="T6"> *str)” </text:span><text:span text:style-name="T6">que retorne una nueva cadena de char usando una </text:span><text:span text:style-name="T6">variable dinámica y la asigne a una variable en </text:span><text:span text:style-name="T6">main.</text:span></text:p>
          </draw:text-box>
        </draw:frame>
        <presentation:notes draw:style-name="dp3">
          <draw:page-thumbnail draw:name="Marcador de imagen de diapositiva 1" draw:style-name="gr2" draw:layer="layout" svg:width="15.239cm" svg:height="8.572cm" svg:x="1.905cm" svg:y="3.175cm" draw:page-number="8" presentation:class="page"/>
          <draw:frame draw:name="Marcador de notas 2" presentation:style-name="pr13" draw:text-style-name="P20" draw:layer="layout" svg:width="15.239cm" svg:height="10cm" svg:x="1.905cm" svg:y="12.224cm" presentation:class="notes" presentation:user-transformed="true">
            <draw:text-box>
              <text:p text:style-name="P19"><text:span text:style-name="T24">Se </text:span><text:span text:style-name="T24">en</text:span><text:span text:style-name="T24">se</text:span><text:span text:style-name="T24">ña</text:span><text:span text:style-name="T24">rá </text:span><text:span text:style-name="T24">los </text:span><text:span text:style-name="T24">pr</text:span><text:span text:style-name="T24">obl</text:span><text:span text:style-name="T24">e</text:span><text:span text:style-name="T24">m</text:span><text:span text:style-name="T24">as </text:span><text:span text:style-name="T24">qu</text:span><text:span text:style-name="T24">e </text:span><text:span text:style-name="T24">oc</text:span><text:span text:style-name="T24">urr</text:span><text:span text:style-name="T24">en </text:span><text:span text:style-name="T24">co</text:span><text:span text:style-name="T24">n </text:span><text:span text:style-name="T24">las </text:span><text:span text:style-name="T24">va</text:span><text:span text:style-name="T24">ria</text:span><text:span text:style-name="T24">ble</text:span><text:span text:style-name="T24">s </text:span><text:span text:style-name="T24">loc</text:span><text:span text:style-name="T24">ale</text:span><text:span text:style-name="T24">s.</text:span></text:p>
            </draw:text-box>
          </draw:frame>
          <draw:frame draw:name="Marcador de número de diapositiva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Solución (4)" draw:style-name="dp1" draw:master-page-name="Título_20_y_20_objetos" presentation:presentation-page-layout-name="AL2T11">
        <draw:frame draw:name="Título 1" presentation:style-name="pr4" draw:text-style-name="P9" draw:layer="layout" svg:width="29.209cm" svg:height="3.681cm" svg:x="2.328cm" svg:y="0.412cm" presentation:class="title" presentation:user-transformed="true">
          <draw:text-box>
            <text:p text:style-name="P8"><text:span text:style-name="T5">S</text:span><text:span text:style-name="T5">o</text:span><text:span text:style-name="T5">l</text:span><text:span text:style-name="T5">u</text:span><text:span text:style-name="T5">c</text:span><text:span text:style-name="T5">i</text:span><text:span text:style-name="T5">ó</text:span><text:span text:style-name="T5">n</text:span></text:p>
          </draw:text-box>
        </draw:frame>
        <draw:custom-shape draw:name="Marcador de contenido 2" draw:style-name="gr31" draw:text-style-name="P13" draw:layer="layout" svg:width="18.916cm" svg:height="13.702cm" svg:x="1.381cm" svg:y="4.094cm">
          <text:p text:style-name="P12"><text:span text:style-name="T8">char </text:span><text:span text:style-name="T6">*reverse_string(</text:span><text:span text:style-name="T8">char </text:span><text:span text:style-name="T6">*str)</text:span></text:p>
          <text:p text:style-name="P12"><text:span text:style-name="T6">{</text:span></text:p>
          <text:p text:style-name="P12"><text:span text:style-name="T6"><text:tab/></text:span><text:span text:style-name="T8">int</text:span><text:span text:style-name="T6"> len = </text:span><text:span text:style-name="T23">string_len</text:span><text:span text:style-name="T6">(str);</text:span></text:p>
          <text:p text:style-name="P12"><text:span text:style-name="T6"><text:tab/></text:span><text:span text:style-name="T8">char </text:span><text:span text:style-name="T6">*ans = </text:span><text:span text:style-name="T23">malloc</text:span><text:span text:style-name="T6">(</text:span><text:span text:style-name="T25">sizeof</text:span><text:span text:style-name="T6">(</text:span><text:span text:style-name="T8">char</text:span><text:span text:style-name="T6">)*len);</text:span></text:p>
          <text:p text:style-name="P12"><text:span text:style-name="T6"/></text:p>
          <text:p text:style-name="P12"><text:span text:style-name="T6"><text:tab/></text:span><text:span text:style-name="T8">int </text:span><text:span text:style-name="T6">j = len – 1;</text:span></text:p>
          <text:p text:style-name="P12"><text:span text:style-name="T6"><text:tab/></text:span></text:p>
          <text:p text:style-name="P12"><text:span text:style-name="T6"><text:tab/></text:span><text:span text:style-name="T23">while </text:span><text:span text:style-name="T6">(*str != </text:span><text:span text:style-name="T9">‘\0’)</text:span></text:p>
          <text:p text:style-name="P12"><text:span text:style-name="T6"><text:tab/></text:span><text:span text:style-name="T6">{</text:span></text:p>
          <text:p text:style-name="P12"><text:span text:style-name="T6"><text:tab/></text:span><text:span text:style-name="T6"><text:tab/></text:span><text:span text:style-name="T6">ans[j] = *str++;</text:span></text:p>
          <text:p text:style-name="P12"><text:span text:style-name="T6"><text:tab/></text:span><text:span text:style-name="T6"><text:tab/></text:span><text:span text:style-name="T6">j--;</text:span></text:p>
          <text:p text:style-name="P12"><text:span text:style-name="T6"><text:tab/></text:span><text:span text:style-name="T6">}</text:span></text:p>
          <text:p text:style-name="P12"><text:span text:style-name="T6"><text:tab/></text:span></text:p>
          <text:p text:style-name="P12"><text:span text:style-name="T6"><text:tab/></text:span><text:span text:style-name="T23">return </text:span><text:span text:style-name="T6">ans;</text:span></text:p>
          <text:p text:style-name="P12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5 Palíndromo" draw:style-name="dp1" draw:master-page-name="Título_20_y_20_objetos" presentation:presentation-page-layout-name="AL2T11">
        <draw:frame draw:name="Títu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5">P</text:span><text:span text:style-name="T5">5 </text:span><text:span text:style-name="T5">P</text:span><text:span text:style-name="T5">a</text:span><text:span text:style-name="T5">l</text:span><text:span text:style-name="T5">í</text:span><text:span text:style-name="T5">n</text:span><text:span text:style-name="T5">d</text:span><text:span text:style-name="T5">r</text:span><text:span text:style-name="T5">o</text:span><text:span text:style-name="T5">m</text:span><text:span text:style-name="T5">o</text:span></text:p>
          </draw:text-box>
        </draw:frame>
        <draw:frame draw:name="Marcador de contenido 2" presentation:style-name="pr5" draw:text-style-name="P11" draw:layer="layout" svg:width="29.209cm" svg:height="2.518cm" svg:x="2.328cm" svg:y="5.071cm" presentation:class="outline" presentation:user-transformed="true">
          <draw:text-box>
            <text:p text:style-name="P10"><text:span text:style-name="T6">Cree la función “</text:span><text:span text:style-name="T7">int</text:span><text:span text:style-name="T6"> palindromo(</text:span><text:span text:style-name="T7">char</text:span><text:span text:style-name="T6"> *str)” que </text:span><text:span text:style-name="T6">retorne 1 si es palíndromo o 0 si no lo es.</text:span></text:p>
          </draw:text-box>
        </draw:frame>
        <draw:custom-shape draw:name="Marcador de contenido 2" draw:style-name="gr32" draw:text-style-name="P13" draw:layer="layout" svg:width="11.417cm" svg:height="1.672cm" svg:x="2.328cm" svg:y="8.397cm">
          <text:p text:style-name="P12"><text:span text:style-name="T8">char</text:span><text:span text:style-name="T6"> </text:span><text:span text:style-name="T20">*str = </text:span><text:span text:style-name="T21">“sacas”</text:span><text:span text:style-name="T20">;</text:span></text:p>
          <text:p text:style-name="P12"><text:span text:style-name="T20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a 12" draw:style-name="gr8" draw:layer="layout" svg:width="10.577cm" svg:height="1.24cm" svg:x="2.777cm" svg:y="10.44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CuadroTexto 5" draw:style-name="gr33" draw:text-style-name="P6" draw:layer="layout" svg:width="2.938cm" svg:height="1.437cm" svg:x="2.777cm" svg:y="10.473cm">
          <text:p text:style-name="P5"><text:span text:style-name="T18">‘</text:span><text:span text:style-name="T18">s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34" draw:text-style-name="P6" draw:layer="layout" svg:width="2.476cm" svg:height="1.437cm" svg:x="7.049cm" svg:y="10.421cm">
          <text:p text:style-name="P5"><text:span text:style-name="T18">‘</text:span><text:span text:style-name="T18">c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" draw:style-name="gr35" draw:text-style-name="P6" draw:layer="layout" svg:width="2.77cm" svg:height="1.437cm" svg:x="4.85cm" svg:y="10.445cm">
          <text:p text:style-name="P5"><text:span text:style-name="T18">‘</text:span><text:span text:style-name="T18">a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36" draw:text-style-name="P6" draw:layer="layout" svg:width="2.813cm" svg:height="1.437cm" svg:x="9.252cm" svg:y="10.463cm">
          <text:p text:style-name="P5"><text:span text:style-name="T18">‘</text:span><text:span text:style-name="T18">a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37" draw:text-style-name="P6" draw:layer="layout" svg:width="2.706cm" svg:height="1.437cm" svg:x="11.264cm" svg:y="10.405cm">
          <text:p text:style-name="P5"><text:span text:style-name="T18">‘</text:span><text:span text:style-name="T18">s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cto de flecha 10" draw:style-name="gr4" draw:text-style-name="P14" xml:id="id61" draw:id="id61" draw:layer="layout" draw:type="line" svg:x1="3.759cm" svg:y1="13.333cm" svg:x2="3.759cm" svg:y2="11.926cm" svg:d="M3759 13333v-1407" svg:viewBox="0 0 1 1408">
          <text:p/>
        </draw:connector>
        <draw:connector draw:name="Conector recto de flecha 11" draw:style-name="gr4" draw:text-style-name="P14" xml:id="id62" draw:id="id62" draw:layer="layout" draw:type="line" svg:x1="12.25cm" svg:y1="13.333cm" svg:x2="12.25cm" svg:y2="11.926cm" svg:d="M12250 13333v-1407" svg:viewBox="0 0 1 1408">
          <text:p/>
        </draw:connector>
        <draw:connector draw:name="Conector recto de flecha 12" draw:style-name="gr4" draw:text-style-name="P14" xml:id="id63" draw:id="id63" draw:layer="layout" draw:type="line" svg:x1="5.92cm" svg:y1="13.333cm" svg:x2="5.92cm" svg:y2="11.926cm" svg:d="M5920 13333v-1407" svg:viewBox="0 0 1 1408">
          <text:p/>
        </draw:connector>
        <draw:connector draw:name="Conector recto de flecha 13" draw:style-name="gr4" draw:text-style-name="P14" xml:id="id64" draw:id="id64" draw:layer="layout" draw:type="line" svg:x1="10.318cm" svg:y1="13.333cm" svg:x2="10.318cm" svg:y2="11.926cm" svg:d="M10318 13333v-1407" svg:viewBox="0 0 1 1408">
          <text:p/>
        </draw:connector>
        <draw:custom-shape draw:name="Marcador de contenido 2" draw:style-name="gr38" draw:text-style-name="P13" draw:layer="layout" svg:width="8.633cm" svg:height="1.672cm" svg:x="14.944cm" svg:y="8.397cm">
          <text:p text:style-name="P12"><text:span text:style-name="T26">char </text:span><text:span text:style-name="T27">*j = str;</text:span></text:p>
          <text:p text:style-name="P12"><text:span text:style-name="T20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contenido 2" draw:style-name="gr39" draw:text-style-name="P13" draw:layer="layout" svg:width="14.547cm" svg:height="1.672cm" svg:x="14.856cm" svg:y="9.636cm">
          <text:p text:style-name="P12"><text:span text:style-name="T26">char </text:span><text:span text:style-name="T27">*i = ;</text:span></text:p>
          <text:p text:style-name="P12"><text:span text:style-name="T20"/></text:p>
          <text:p text:style-name="P1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</anim:par>
            </anim:par>
          </anim:seq>
        </anim:par>
        <presentation:notes draw:style-name="dp3">
          <draw:page-thumbnail draw:name="Marcador de imagen de diapositiva 1" draw:style-name="gr2" draw:layer="layout" svg:width="15.239cm" svg:height="8.572cm" svg:x="1.905cm" svg:y="3.175cm" draw:page-number="10" presentation:class="page"/>
          <draw:frame draw:name="Marcador de notas 2" presentation:style-name="pr14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Marcador de número de diapositiva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12"><text:page-number>&lt;number&gt;</text:page-number></text:span></text:p>
            </draw:text-box>
          </draw:frame>
        </presentation:notes>
      </draw:page>
      <draw:page draw:name="Solución (5)" draw:style-name="dp1" draw:master-page-name="Título_20_y_20_objetos" presentation:presentation-page-layout-name="AL2T11">
        <draw:frame draw:name="Título 1" presentation:style-name="pr4" draw:text-style-name="P9" draw:layer="layout" svg:width="29.209cm" svg:height="3.681cm" svg:x="2.328cm" svg:y="0.24cm" presentation:class="title" presentation:user-transformed="true">
          <draw:text-box>
            <text:p text:style-name="P8"><text:span text:style-name="T5">S</text:span><text:span text:style-name="T5">o</text:span><text:span text:style-name="T5">l</text:span><text:span text:style-name="T5">u</text:span><text:span text:style-name="T5">c</text:span><text:span text:style-name="T5">i</text:span><text:span text:style-name="T5">ó</text:span><text:span text:style-name="T5">n</text:span></text:p>
          </draw:text-box>
        </draw:frame>
        <draw:custom-shape draw:name="Marcador de contenido 2" draw:style-name="gr40" draw:text-style-name="P13" draw:layer="layout" svg:width="17.46cm" svg:height="13.702cm" svg:x="16.933cm" svg:y="3.436cm">
          <text:p text:style-name="P12"><text:span text:style-name="T28">char </text:span><text:span text:style-name="T29">*reverse_string(</text:span><text:span text:style-name="T28">char </text:span><text:span text:style-name="T29">*str)</text:span></text:p>
          <text:p text:style-name="P12"><text:span text:style-name="T29">{</text:span></text:p>
          <text:p text:style-name="P12"><text:span text:style-name="T28"><text:tab/></text:span><text:span text:style-name="T28">int </text:span><text:span text:style-name="T29">j = str_len(str) -1;</text:span></text:p>
          <text:p text:style-name="P12"><text:span text:style-name="T29"><text:tab/></text:span></text:p>
          <text:p text:style-name="P12"><text:span text:style-name="T29"><text:tab/></text:span><text:span text:style-name="T30">for </text:span><text:span text:style-name="T29">(</text:span><text:span text:style-name="T28"> int </text:span><text:span text:style-name="T29">i = 0;i &lt; str_len(str);i++ )</text:span></text:p>
          <text:p text:style-name="P12"><text:span text:style-name="T29"><text:tab/></text:span><text:span text:style-name="T29">{</text:span></text:p>
          <text:p text:style-name="P12"><text:span text:style-name="T29"><text:tab/></text:span><text:span text:style-name="T29"><text:tab/></text:span><text:span text:style-name="T30">if</text:span><text:span text:style-name="T29"> ( str[i] != str[j] ){</text:span></text:p>
          <text:p text:style-name="P12"><text:span text:style-name="T29"><text:tab/></text:span><text:span text:style-name="T29"><text:tab/></text:span><text:span text:style-name="T29"><text:tab/></text:span><text:span text:style-name="T30">return</text:span><text:span text:style-name="T29"> 0;</text:span></text:p>
          <text:p text:style-name="P12"><text:span text:style-name="T29"><text:tab/></text:span><text:span text:style-name="T29"><text:tab/></text:span><text:span text:style-name="T29">}</text:span></text:p>
          <text:p text:style-name="P12"><text:span text:style-name="T29"><text:tab/></text:span><text:span text:style-name="T29"><text:tab/></text:span><text:span text:style-name="T29">j--;</text:span></text:p>
          <text:p text:style-name="P12"><text:span text:style-name="T29"><text:tab/></text:span><text:span text:style-name="T29">}</text:span></text:p>
          <text:p text:style-name="P12"><text:span text:style-name="T29"><text:tab/></text:span><text:span text:style-name="T30">return </text:span><text:span text:style-name="T29">1;</text:span></text:p>
          <text:p text:style-name="P12"><text:span text:style-name="T2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contenido 2" draw:style-name="gr41" draw:text-style-name="P13" draw:layer="layout" svg:width="15.974cm" svg:height="13.945cm" svg:x="0.959cm" svg:y="3.436cm">
          <text:p text:style-name="P12"><text:span text:style-name="T31">char </text:span><text:span text:style-name="T32">*reverse_string(</text:span><text:span text:style-name="T31">char </text:span><text:span text:style-name="T32">*str)</text:span></text:p>
          <text:p text:style-name="P12"><text:span text:style-name="T32">{</text:span></text:p>
          <text:p text:style-name="P12"><text:span text:style-name="T32"><text:tab/></text:span><text:span text:style-name="T31">char</text:span><text:span text:style-name="T32"> *i = str;</text:span></text:p>
          <text:p text:style-name="P12"><text:span text:style-name="T32"><text:tab/></text:span><text:span text:style-name="T31">char</text:span><text:span text:style-name="T32"> *j = str + str_len(str) – 1;</text:span></text:p>
          <text:p text:style-name="P12"><text:span text:style-name="T32"><text:tab/></text:span><text:span text:style-name="T33">while </text:span><text:span text:style-name="T32">( i &lt; j )</text:span></text:p>
          <text:p text:style-name="P12"><text:span text:style-name="T32"><text:tab/></text:span><text:span text:style-name="T32">{</text:span><text:span text:style-name="T32"><text:line-break/></text:span><text:span text:style-name="T32"><text:tab/></text:span><text:span text:style-name="T32"><text:tab/></text:span><text:span text:style-name="T33">if</text:span><text:span text:style-name="T32">(*i != *j){</text:span></text:p>
          <text:p text:style-name="P12"><text:span text:style-name="T32"><text:tab/></text:span><text:span text:style-name="T32"><text:tab/></text:span><text:span text:style-name="T32"><text:tab/></text:span><text:span text:style-name="T33">return</text:span><text:span text:style-name="T32"> 0;</text:span></text:p>
          <text:p text:style-name="P12"><text:span text:style-name="T32"><text:tab/></text:span><text:span text:style-name="T32"><text:tab/></text:span><text:span text:style-name="T32">}</text:span><text:span text:style-name="T32"><text:tab/></text:span></text:p>
          <text:p text:style-name="P12"><text:span text:style-name="T32"><text:tab/></text:span><text:span text:style-name="T32"><text:tab/></text:span><text:span text:style-name="T32">i++;</text:span></text:p>
          <text:p text:style-name="P12"><text:span text:style-name="T32"><text:tab/></text:span><text:span text:style-name="T32"><text:tab/></text:span><text:span text:style-name="T32">j--;</text:span></text:p>
          <text:p text:style-name="P12"><text:span text:style-name="T32"><text:tab/></text:span><text:span text:style-name="T32">}</text:span></text:p>
          <text:p text:style-name="P12"><text:span text:style-name="T32"><text:tab/></text:span><text:span text:style-name="T33">return </text:span><text:span text:style-name="T32">1;</text:span></text:p>
          <text:p text:style-name="P12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as!" draw:style-name="dp1" draw:master-page-name="Título_20_y_20_objetos" presentation:presentation-page-layout-name="AL2T11">
        <draw:frame draw:name="Título 1" presentation:style-name="pr4" draw:text-style-name="P9" draw:layer="layout" svg:width="10.224cm" svg:height="3.681cm" svg:x="12.636cm" svg:y="6.823cm" presentation:class="title" presentation:user-transformed="true">
          <draw:text-box>
            <text:p text:style-name="P8"><text:span text:style-name="T5">C</text:span><text:span text:style-name="T5">o</text:span><text:span text:style-name="T5">n</text:span><text:span text:style-name="T5">s</text:span><text:span text:style-name="T5">u</text:span><text:span text:style-name="T5">l</text:span><text:span text:style-name="T5">t</text:span><text:span text:style-name="T5">a</text:span><text:span text:style-name="T5">s</text:span><text:span text:style-name="T5">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Calibri2" svg:font-family="Calibri" style:font-pitch="fixed"/>
    <style:font-face style:name="Calibri3" svg:font-family="Calibri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Consolas2" svg:font-family="Consolas" style:font-pitch="fixed"/>
    <style:font-face style:name="Consolas3" svg:font-family="Consolas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7670000037A57D4369FC81958D3.png" xlink:type="simple" xlink:show="embed" xlink:actuate="onLoad"/>
    <draw:fill-image draw:name="msFillBitmap_20_2" draw:display-name="msFillBitmap 2" xlink:href="Pictures/10000001000007670000037A57D4369FC81958D3.png" xlink:type="simple" xlink:show="embed" xlink:actuate="onLoad"/>
    <draw:fill-image draw:name="msFillBitmap_20_3" draw:display-name="msFillBitmap 3" xlink:href="Pictures/10000001000007670000037A57D4369FC81958D3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tos-background" style:display-name="Dos objeto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false" style:shrink-to-fit="true" style:writing-mode="lr-tb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s_20_objetos-outline2" style:display-name="Dos objetos-outline2" style:family="presentation" style:parent-style-name="Dos_20_objeto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3" style:display-name="Dos objetos-outline3" style:family="presentation" style:parent-style-name="Dos_20_objeto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4" style:display-name="Dos objetos-outline4" style:family="presentation" style:parent-style-name="Dos_20_objeto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 style:writing-mode="lr-tb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os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Dos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Dos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Dos_20_objetos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Dos_20_objetos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s" fo:country="C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s" fo:country="C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loext:theme loext:name="Ayudantia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n 7" draw:style-name="Mgr3" draw:text-style-name="MP5" draw:layer="backgroundobjects" svg:width="5.575cm" svg:height="3.031cm" svg:x="28.107cm" svg:y="14.666cm">
        <draw:image xlink:href="Pictures/1000000100000500000002B8E5C86C21C79F74C2.png" xlink:type="simple" xlink:show="embed" xlink:actuate="onLoad" draw:mime-type="image/png">
          <text:p/>
        </draw:image>
        <svg:desc>Logotipo, Icono

Descripción generada automáticamente</svg:desc>
      </draw:frame>
      <draw:frame draw:name="Título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H</text:span><text:span text:style-name="MT1">a</text:span><text:span text:style-name="MT1">g</text:span><text:span text:style-name="MT1">a </text:span><text:span text:style-name="MT1">c</text:span><text:span text:style-name="MT1">l</text:span><text:span text:style-name="MT1">i</text:span><text:span text:style-name="MT1">c </text:span><text:span text:style-name="MT1">p</text:span><text:span text:style-name="MT1">a</text:span><text:span text:style-name="MT1">r</text:span><text:span text:style-name="MT1">a </text:span><text:span text:style-name="MT1">m</text:span><text:span text:style-name="MT1">o</text:span><text:span text:style-name="MT1">d</text:span><text:span text:style-name="MT1">i</text:span><text:span text:style-name="MT1">f</text:span><text:span text:style-name="MT1">i</text:span><text:span text:style-name="MT1">c</text:span><text:span text:style-name="MT1">a</text:span><text:span text:style-name="MT1">r </text:span><text:span text:style-name="MT1">e</text:span><text:span text:style-name="MT1">l </text:span><text:span text:style-name="MT1">e</text:span><text:span text:style-name="MT1">s</text:span><text:span text:style-name="MT1">t</text:span><text:span text:style-name="MT1">i</text:span><text:span text:style-name="MT1">l</text:span><text:span text:style-name="MT1">o </text:span><text:span text:style-name="MT1">d</text:span><text:span text:style-name="MT1">e </text:span><text:span text:style-name="MT1">t</text:span><text:span text:style-name="MT1">í</text:span><text:span text:style-name="MT1">t</text:span><text:span text:style-name="MT1">u</text:span><text:span text:style-name="MT1">l</text:span><text:span text:style-name="MT1">o </text:span><text:span text:style-name="MT1">d</text:span><text:span text:style-name="MT1">e</text:span><text:span text:style-name="MT1">l </text:span><text:span text:style-name="MT1">p</text:span><text:span text:style-name="MT1">a</text:span><text:span text:style-name="MT1">t</text:span><text:span text:style-name="MT1">r</text:span><text:span text:style-name="MT1">ó</text:span><text:span text:style-name="MT1">n</text:span></text:p>
        </draw:text-box>
      </draw:frame>
      <draw:frame draw:name="Marcador de fecha 3" presentation:style-name="Mpr2" draw:text-style-name="MP9" draw:layer="backgroundobjects" svg:width="7.619cm" svg:height="0.502cm" svg:x="2.922cm" svg:y="17.533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Marcador de pie de página 4" presentation:style-name="Mpr2" draw:text-style-name="MP9" draw:layer="backgroundobjects" svg:width="11.429cm" svg:height="1.013cm" svg:x="0cm" svg:y="18.036cm" presentation:class="footer" presentation:user-transformed="true">
        <draw:text-box>
          <text:p text:style-name="MP10"><presentation:footer/></text:p>
        </draw:text-box>
      </draw:frame>
      <draw:frame draw:name="Marcador de número de diapositiva 5" presentation:style-name="Mpr2" draw:text-style-name="MP12" draw:layer="backgroundobjects" svg:width="3.167cm" svg:height="0.881cm" svg:x="30.698cm" svg:y="0.02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2">
      <loext:theme loext:name="Ayudantia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n 7" draw:style-name="Mgr3" draw:text-style-name="MP5" draw:layer="backgroundobjects" svg:width="5.575cm" svg:height="3.031cm" svg:x="28.107cm" svg:y="14.666cm">
        <draw:image xlink:href="Pictures/1000000100000500000002B8E5C86C21C79F74C2.png" xlink:type="simple" xlink:show="embed" xlink:actuate="onLoad" draw:mime-type="image/png">
          <text:p/>
        </draw:image>
        <svg:desc>Logotipo, Icono

Descripción generada automáticamente</svg:desc>
      </draw:frame>
      <draw:frame draw:name="Título 1" presentation:style-name="Mpr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H</text:span><text:span text:style-name="MT4">a</text:span><text:span text:style-name="MT4">g</text:span><text:span text:style-name="MT4">a </text:span><text:span text:style-name="MT4">c</text:span><text:span text:style-name="MT4">l</text:span><text:span text:style-name="MT4">i</text:span><text:span text:style-name="MT4">c </text:span><text:span text:style-name="MT4">p</text:span><text:span text:style-name="MT4">a</text:span><text:span text:style-name="MT4">r</text:span><text:span text:style-name="MT4">a </text:span><text:span text:style-name="MT4">m</text:span><text:span text:style-name="MT4">o</text:span><text:span text:style-name="MT4">d</text:span><text:span text:style-name="MT4">i</text:span><text:span text:style-name="MT4">f</text:span><text:span text:style-name="MT4">i</text:span><text:span text:style-name="MT4">c</text:span><text:span text:style-name="MT4">a</text:span><text:span text:style-name="MT4">r </text:span><text:span text:style-name="MT4">e</text:span><text:span text:style-name="MT4">l </text:span><text:span text:style-name="MT4">e</text:span><text:span text:style-name="MT4">s</text:span><text:span text:style-name="MT4">t</text:span><text:span text:style-name="MT4">i</text:span><text:span text:style-name="MT4">l</text:span><text:span text:style-name="MT4">o </text:span><text:span text:style-name="MT4">d</text:span><text:span text:style-name="MT4">e </text:span><text:span text:style-name="MT4">t</text:span><text:span text:style-name="MT4">í</text:span><text:span text:style-name="MT4">t</text:span><text:span text:style-name="MT4">u</text:span><text:span text:style-name="MT4">l</text:span><text:span text:style-name="MT4">o </text:span><text:span text:style-name="MT4">d</text:span><text:span text:style-name="MT4">e</text:span><text:span text:style-name="MT4">l </text:span><text:span text:style-name="MT4">p</text:span><text:span text:style-name="MT4">a</text:span><text:span text:style-name="MT4">t</text:span><text:span text:style-name="MT4">r</text:span><text:span text:style-name="MT4">ó</text:span><text:span text:style-name="MT4">n</text:span></text:p>
        </draw:text-box>
      </draw:frame>
      <draw:frame draw:name="Marcador de contenido 2" presentation:style-name="Mpr6" draw:text-style-name="MP17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5"><text:span text:style-name="MT5">Haga clic para modificar los estilos de texto </text:span><text:span text:style-name="MT5">del patrón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" draw:text-style-name="MP9" draw:layer="backgroundobjects" svg:width="7.619cm" svg:height="0.502cm" svg:x="2.922cm" svg:y="17.533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Marcador de pie de página 4" presentation:style-name="Mpr7" draw:text-style-name="MP9" draw:layer="backgroundobjects" svg:width="11.429cm" svg:height="1.013cm" svg:x="0cm" svg:y="18.036cm" presentation:class="footer" presentation:user-transformed="true">
        <draw:text-box>
          <text:p text:style-name="MP10"><presentation:footer/></text:p>
        </draw:text-box>
      </draw:frame>
      <draw:frame draw:name="Marcador de número de diapositiva 5" presentation:style-name="Mpr7" draw:text-style-name="MP12" draw:layer="backgroundobjects" svg:width="3.167cm" svg:height="0.881cm" svg:x="30.698cm" svg:y="0.02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os_20_objetos" style:display-name="Dos objetos" style:page-layout-name="PM1" draw:style-name="Mdp3">
      <loext:theme loext:name="Ayudantia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n 7" draw:style-name="Mgr3" draw:text-style-name="MP5" draw:layer="backgroundobjects" svg:width="5.575cm" svg:height="3.031cm" svg:x="28.107cm" svg:y="14.666cm">
        <draw:image xlink:href="Pictures/1000000100000500000002B8E5C86C21C79F74C2.png" xlink:type="simple" xlink:show="embed" xlink:actuate="onLoad" draw:mime-type="image/png">
          <text:p/>
        </draw:image>
        <svg:desc>Logotipo, Icono

Descripción generada automáticamente</svg:desc>
      </draw:frame>
      <draw:frame draw:name="Título 1" presentation:style-name="Mpr10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H</text:span><text:span text:style-name="MT4">a</text:span><text:span text:style-name="MT4">g</text:span><text:span text:style-name="MT4">a </text:span><text:span text:style-name="MT4">c</text:span><text:span text:style-name="MT4">l</text:span><text:span text:style-name="MT4">i</text:span><text:span text:style-name="MT4">c </text:span><text:span text:style-name="MT4">p</text:span><text:span text:style-name="MT4">a</text:span><text:span text:style-name="MT4">r</text:span><text:span text:style-name="MT4">a </text:span><text:span text:style-name="MT4">m</text:span><text:span text:style-name="MT4">o</text:span><text:span text:style-name="MT4">d</text:span><text:span text:style-name="MT4">i</text:span><text:span text:style-name="MT4">f</text:span><text:span text:style-name="MT4">i</text:span><text:span text:style-name="MT4">c</text:span><text:span text:style-name="MT4">a</text:span><text:span text:style-name="MT4">r </text:span><text:span text:style-name="MT4">e</text:span><text:span text:style-name="MT4">l </text:span><text:span text:style-name="MT4">e</text:span><text:span text:style-name="MT4">s</text:span><text:span text:style-name="MT4">t</text:span><text:span text:style-name="MT4">i</text:span><text:span text:style-name="MT4">l</text:span><text:span text:style-name="MT4">o </text:span><text:span text:style-name="MT4">d</text:span><text:span text:style-name="MT4">e </text:span><text:span text:style-name="MT4">t</text:span><text:span text:style-name="MT4">í</text:span><text:span text:style-name="MT4">t</text:span><text:span text:style-name="MT4">u</text:span><text:span text:style-name="MT4">l</text:span><text:span text:style-name="MT4">o </text:span><text:span text:style-name="MT4">d</text:span><text:span text:style-name="MT4">e</text:span><text:span text:style-name="MT4">l </text:span><text:span text:style-name="MT4">p</text:span><text:span text:style-name="MT4">a</text:span><text:span text:style-name="MT4">t</text:span><text:span text:style-name="MT4">r</text:span><text:span text:style-name="MT4">ó</text:span><text:span text:style-name="MT4">n</text:span></text:p>
        </draw:text-box>
      </draw:frame>
      <draw:frame draw:name="Marcador de contenido 2" presentation:style-name="Mpr11" draw:text-style-name="MP17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5"><text:span text:style-name="MT5">Haga clic para modificar los estilos de texto </text:span><text:span text:style-name="MT5">del patrón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contenido 3" presentation:style-name="Mpr11" draw:text-style-name="MP17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5"><text:span text:style-name="MT5">Haga clic para modificar los estilos de texto </text:span><text:span text:style-name="MT5">del patrón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12" draw:text-style-name="MP9" draw:layer="backgroundobjects" svg:width="7.619cm" svg:height="0.502cm" svg:x="2.922cm" svg:y="17.533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Marcador de pie de página 5" presentation:style-name="Mpr12" draw:text-style-name="MP9" draw:layer="backgroundobjects" svg:width="11.429cm" svg:height="1.013cm" svg:x="0cm" svg:y="18.036cm" presentation:class="footer" presentation:user-transformed="true">
        <draw:text-box>
          <text:p text:style-name="MP10"><presentation:footer/></text:p>
        </draw:text-box>
      </draw:frame>
      <draw:frame draw:name="Marcador de número de diapositiva 6" presentation:style-name="Mpr12" draw:text-style-name="MP12" draw:layer="backgroundobjects" svg:width="3.167cm" svg:height="0.881cm" svg:x="30.698cm" svg:y="0.02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Dos_20_objetos-title" draw:layer="backgroundobjects" svg:width="16.932cm" svg:height="9.524cm" svg:x="1.058cm" svg:y="1.93cm" presentation:class="page"/>
        <draw:frame presentation:style-name="Dos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gramación de software de sistemas </dc:title>
    <meta:initial-creator>NICOLAS MARCELO ARAYA PONCE</meta:initial-creator>
    <meta:editing-cycles>6</meta:editing-cycles>
    <meta:creation-date>2023-09-25T01:29:19</meta:creation-date>
    <dc:date>2023-09-26T00:56:14.574618719</dc:date>
    <meta:editing-duration>PT4H10M27S</meta:editing-duration>
    <meta:generator>LibreOffice/7.6.1.2$Linux_X86_64 LibreOffice_project/4412c0006c0cfe5a5d40cae25a00da8a194aa4c0</meta:generator>
    <meta:document-statistic meta:object-count="177"/>
    <meta:user-defined meta:name="AppVersion">16.0000</meta:user-defined>
    <meta:user-defined meta:name="Notes" meta:value-type="float">5</meta:user-defined>
    <meta:user-defined meta:name="PresentationFormat">Panorámica</meta:user-defined>
    <meta:user-defined meta:name="Slides" meta:value-type="float">12</meta:user-defined>
    <meta:template xlink:type="simple" xlink:actuate="onRequest" xlink:title="AyudantiaTheme" xlink:href=""/>
  </office:meta>
</office:document-meta>
</file>